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1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1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1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1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1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15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16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17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18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19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20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21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22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23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  <style:style style:name="P24" style:parent-style-name="Normal" style:family="paragraph">
      <style:paragraph-properties fo:margin-bottom="0in" fo:line-height="100%"/>
      <style:text-properties style:font-name="Courier New" style:font-name-asian="Times New Roman" style:font-name-complex="Courier New" fo:font-size="8.5pt" style:font-size-asian="8.5pt" style:font-size-complex="8.5pt" style:language-asian="pl" style:country-asian="PL"/>
    </style:style>
  </office:automatic-styles>
  <office:body>
    <office:text text:use-soft-page-breaks="true">
      <text:p text:style-name="P1">kobieta(beata).</text:p>
      <text:p text:style-name="P2">kobieta(dorota).</text:p>
      <text:p text:style-name="P3">kobieta(maria).</text:p>
      <text:p text:style-name="P4">kobieta(ewa).</text:p>
      <text:p text:style-name="P5">kobieta(anna).</text:p>
      <text:p text:style-name="P6">kobieta(hanna).</text:p>
      <text:p text:style-name="P7">kobieta(aneta).</text:p>
      <text:p text:style-name="P8">kobieta(agnieszka).</text:p>
      <text:p text:style-name="P9">mezczyzna(adam).</text:p>
      <text:p text:style-name="P10">mezczyzna(michal).</text:p>
      <text:p text:style-name="P11">mezczyzna(jan).</text:p>
      <text:p text:style-name="P12">mezczyzna(piotr).</text:p>
      <text:p text:style-name="P13">mezczyzna(dominik).</text:p>
      <text:p text:style-name="P14">mezczyzna(marcin).</text:p>
      <text:p text:style-name="P15">mezczyzna(karol).</text:p>
      <text:p text:style-name="P16">mezczyzna(krzysztof).</text:p>
      <text:p text:style-name="P17">mezczyzna(kacper).</text:p>
      <text:p text:style-name="P18">rodzic(beata,piotr).</text:p>
      <text:p text:style-name="P19">rodzic(adam,piotr).</text:p>
      <text:p text:style-name="P20">rodzic(dorota,anna).</text:p>
      <text:p text:style-name="P21">rodzic(michal,anna).</text:p>
      <text:p text:style-name="P22">rodzic(jan,ewa).</text:p>
      <text:p text:style-name="P23">rodzic(maria,ewa).</text:p>
      <text:p text:style-name="P24">rodzic(piotr,dominik)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kołaj Szumigalski</meta:initial-creator>
    <dc:creator>Mikołaj Szumigalski</dc:creator>
    <meta:creation-date>2018-03-12T15:06:00Z</meta:creation-date>
    <dc:date>2018-03-12T15:08:00Z</dc:date>
    <meta:template xlink:href="7E0248BD.dotm" xlink:type="simple"/>
    <meta:editing-cycles>1</meta:editing-cycles>
    <meta:editing-duration>PT120S</meta:editing-duration>
    <meta:document-statistic meta:page-count="1" meta:paragraph-count="1" meta:word-count="63" meta:character-count="440" meta:row-count="3" meta:non-whitespace-character-count="378"/>
  </office:meta>
</office:document-meta>
</file>